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87244" officeooo:paragraph-rsid="002705b7"/>
    </style:style>
    <style:style style:name="T1" style:family="text">
      <style:text-properties fo:language="en" fo:country="US" fo:font-style="normal" officeooo:rsid="0021ad47" style:font-style-asian="normal" style:font-style-complex="normal"/>
    </style:style>
    <style:style style:name="T2" style:family="text">
      <style:text-properties fo:language="en" fo:country="US" fo:font-style="normal" officeooo:rsid="001e4832" style:font-style-asian="normal" style:font-style-complex="normal"/>
    </style:style>
    <style:style style:name="T3" style:family="text">
      <style:text-properties fo:language="en" fo:country="US" fo:font-style="normal" officeooo:rsid="002302c6" style:font-style-asian="normal" style:font-style-complex="normal"/>
    </style:style>
    <style:style style:name="T4" style:family="text">
      <style:text-properties fo:language="en" fo:country="US" fo:font-style="normal" officeooo:rsid="00263582" style:font-style-asian="normal" style:font-style-complex="normal"/>
    </style:style>
    <style:style style:name="T5" style:family="text">
      <style:text-properties fo:language="en" fo:country="US" fo:font-style="normal" officeooo:rsid="002705b7" style:font-style-asian="normal" style:font-style-complex="normal"/>
    </style:style>
    <style:style style:name="T6" style:family="text">
      <style:text-properties fo:language="en" fo:country="US" fo:font-style="normal" officeooo:rsid="0029a575" style:font-style-asian="normal" style:font-style-complex="normal"/>
    </style:style>
    <style:style style:name="T7" style:family="text">
      <style:text-properties fo:language="en" fo:country="US" fo:font-style="normal" officeooo:rsid="002acf15" style:font-style-asian="normal" style:font-style-complex="normal"/>
    </style:style>
    <style:style style:name="T8" style:family="text">
      <style:text-properties fo:language="en" fo:country="US" fo:font-style="normal" officeooo:rsid="002ca631" style:font-style-asian="normal" style:font-style-complex="normal"/>
    </style:style>
    <style:style style:name="T9" style:family="text">
      <style:text-properties fo:language="en" fo:country="US" fo:font-style="normal" officeooo:rsid="002cdb4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Born in England to Percival and Kendra, he grew up into being o</text:span><text:span text:style-name="T1">ne of the most powerful wizard of </text:span><text:span text:style-name="T6">all</text:span><text:span text:style-name="T1"> time, and one of the most appreciated teachers in Hogwarts. After a troubled youth he </text:span><text:span text:style-name="T3">became </text:span><text:span text:style-name="T1">one of the </text:span><text:span text:style-name="T3">emblems </text:span><text:span text:style-name="T2">in</text:span><text:span text:style-name="T1"> the fight against the dark arts. </text:span><text:span text:style-name="T3">As Minerva’s transfiguration professor, h</text:span><text:span text:style-name="T2">e always had special consideration for </text:span><text:span text:style-name="T3">her</text:span><text:span text:style-name="T1">. </text:span><text:span text:style-name="T9">H</text:span><text:span text:style-name="T3">e </text:span><text:span text:style-name="T5">also </text:span><text:span text:style-name="T3">mentored </text:span><text:span text:style-name="T5">her </text:span><text:span text:style-name="T3">into becoming an Animagus. </text:span><text:span text:style-name="T7">Always calm and kind, but also firm and wise, </text:span><text:span text:style-name="T9">h</text:span><text:span text:style-name="T8">e was known to be very eccentric, both in personality and in tas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officeooo:rsid="00244d20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20:19:30.047454737</meta:creation-date>
    <dc:date>2020-10-31T17:41:10.898711610</dc:date>
    <meta:editing-duration>PT56M6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88" meta:character-count="497" meta:non-whitespace-character-count="410"/>
  </office:meta>
</office:document-meta>
</file>